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h text:style-name="Heading1" text:outline-level="1">Logical Schema:</text:h>
      <text:p text:style-name="Textbody"/>
      <text:p text:style-name="Standard"><text:span text:style-name="T2">Student</text:span>(<text:span text:style-name="T3">ID</text:span>, FirstName*, MiddleName, LastName*, Major*, Standing*)</text:p>
      <text:p text:style-name="Standard"/>
      <text:p text:style-name="Standard"><text:span text:style-name="T4">Course</text:span>(<text:span text:style-name="T5">Name</text:span>, Description*)</text:p>
      <text:p text:style-name="Standard"/>
      <text:p text:style-name="Standard"><text:span text:style-name="T6">Season</text:span>(<text:span text:style-name="T7">Order</text:span>, Name*, Code*)</text:p>
      <text:p text:style-name="Standard"/>
      <text:p text:style-name="Standard"><text:span text:style-name="T8">Term</text:span>(<text:span text:style-name="T9">Year, Season</text:span>, StartDate*, EndDate*)</text:p>
      <text:p text:style-name="Standard"><text:tab/>Season → Season.Order</text:p>
      <text:p text:style-name="Standard"/>
      <text:p text:style-name="Standard"><text:span text:style-name="T10">Instructor</text:span>(<text:span text:style-name="T11">ID</text:span>, FirstName*, MiddleName, LastName*, Department*)</text:p>
      <text:p text:style-name="Standard"/>
      <text:p text:style-name="Standard"><text:span text:style-name="T12">Section_Instructor</text:span>(<text:span text:style-name="T13">ID, CRN</text:span>)</text:p>
      <text:p text:style-name="Standard"><text:tab/>ID → Instructor.ID</text:p>
      <text:p text:style-name="Standard"><text:tab/>CRN → Section.CRN</text:p>
      <text:p text:style-name="Standard"/>
      <text:p text:style-name="Standard"><text:span text:style-name="T14">Section</text:span>(<text:span text:style-name="T15">CRN, Year, Season,</text:span><text:s/>SectionNumber, Name*, Schedule*, MidtermDate*, LocationTaught)</text:p>
      <text:p text:style-name="Standard"><text:tab/>Name → Course.Name</text:p>
      <text:p text:style-name="Standard"><text:tab/>Year → Term.Year</text:p>
      <text:p text:style-name="Standard"><text:tab/>Season → Term.Season</text:p>
      <text:p text:style-name="Standard"/>
      <text:p text:style-name="Standard"><text:span text:style-name="T16">Section_Grade_Tier</text:span>(<text:span text:style-name="T17">LetterGrade, CRN,</text:span><text:s/>LowPercent, HighPercent)</text:p>
      <text:p text:style-name="Standard"><text:tab/>LetterGrade → Grade.LetterGrade</text:p>
      <text:p text:style-name="Standard"><text:tab/>CRN → Section.CRN</text:p>
      <text:p text:style-name="Standard"/>
      <text:p text:style-name="Standard"><text:span text:style-name="T18">Grade</text:span>(<text:span text:style-name="T19">LetterGrade</text:span>)</text:p>
      <text:p text:style-name="Standard"/>
      <text:p text:style-name="Standard"><text:span text:style-name="T20">Attendance_Record</text:span>(<text:span text:style-name="T21">Date, ID, CRN,</text:span><text:s/>Status*)</text:p>
      <text:p text:style-name="Standard"><text:tab/>ID → Student.ID</text:p>
      <text:p text:style-name="Standard"><text:tab/>CRN → Section.CRN</text:p>
      <text:p text:style-name="Standard"/>
      <text:p text:style-name="Standard"><text:span text:style-name="T22">Assessment_Component</text:span>(<text:span text:style-name="T23">Name, CRN,</text:span><text:s/>Weight*, Planned Number of Assignments*)</text:p>
      <text:p text:style-name="Standard"><text:tab/>CRN → Section.CRN</text:p>
      <text:p text:style-name="Standard"/>
      <text:p text:style-name="Standard"><text:span text:style-name="T24">Assessment_Item</text:span>(<text:span text:style-name="T25">Assessment Number, CRN,</text:span><text:s/>BasePointsPossible*, ExtraCreditPointsPossible*)</text:p>
      <text:p text:style-name="Standard"><text:tab/>CRN → Section.CRN</text:p>
      <text:p text:style-name="Standard"/>
      <text:p text:style-name="Standard"/>
      <text:p text:style-name="Standard"/>
      <text:p text:style-name="Standard"/>
      <text:p text:style-name="P26"/>
      <text:p text:style-name="Standard"/>
      <text:soft-page-break/>
      <text:p text:style-name="Standard"><text:span text:style-name="T27">Enrollee</text:span>(<text:span text:style-name="T28">ID, CRN</text:span><text:span text:style-name="T29">,</text:span><text:s/>EnrollmentDate*,<text:s/>MidtermGradeComputed*, MidtermGradeAwarded*, FinalGradeComputed*, FinalGradeAwarded*)</text:p>
      <text:p text:style-name="Standard"><text:tab/>ID → Student.ID</text:p>
      <text:p text:style-name="Standard"><text:tab/>CRN → Section.CRN</text:p>
      <text:p text:style-name="Standard"><text:tab/>MidtermGradeComputed → Section_Grade_Tier.LetterGrade</text:p>
      <text:p text:style-name="Standard"><text:tab/>MidtermGradeAwarded → Section_Grade_Tier.LetterGrade</text:p>
      <text:p text:style-name="Standard"><text:tab/>FinalGradeComputed → Section_Grade_Tier.LetterGrade</text:p>
      <text:p text:style-name="Standard"><text:tab/>FinalGradeAwarded → Section_Grade_Tier.LetterGrade</text:p>
      <text:p text:style-name="Standard"/>
      <text:p text:style-name="Standard"><text:span text:style-name="T30">Submission</text:span>(<text:span text:style-name="T31">ID, CRN, Name,</text:span><text:s/>BasePointsEarned*, ExtraCreditEarned, HandoutDate*, SubmissionDate*, Penalty)</text:p>
      <text:p text:style-name="Standard"><text:tab/>ID → Enrollee.ID</text:p>
      <text:p text:style-name="Standard"><text:tab/>CRN → Enrollee.CRN</text:p>
      <text:p text:style-name="Standard"><text:tab/>Name → Assessment_Compon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 Figueroa</meta:initial-creator>
    <dc:creator>Andrew Figueroa</dc:creator>
    <meta:creation-date>2017-07-05T14:30:00Z</meta:creation-date>
    <dc:date>2017-07-05T14:44:00Z</dc:date>
    <meta:template xlink:href="Normal.dotm" xlink:type="simple"/>
    <meta:editing-cycles>4</meta:editing-cycles>
    <meta:editing-duration>PT840S</meta:editing-duration>
    <meta:document-statistic meta:page-count="2" meta:paragraph-count="2" meta:word-count="217" meta:character-count="1452" meta:row-count="10" meta:non-whitespace-character-count="1237"/>
  </office:meta>
</office:document-meta>
</file>